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9647e" officeooo:paragraph-rsid="0019647e"/>
    </style:style>
    <style:style style:name="P2" style:family="paragraph" style:parent-style-name="Standard">
      <style:text-properties officeooo:rsid="0019647e" officeooo:paragraph-rsid="001d4271"/>
    </style:style>
    <style:style style:name="P3" style:family="paragraph" style:parent-style-name="Standard">
      <style:text-properties officeooo:rsid="0019647e" officeooo:paragraph-rsid="00213b5a"/>
    </style:style>
    <style:style style:name="P4" style:family="paragraph" style:parent-style-name="Standard">
      <style:text-properties officeooo:paragraph-rsid="0019647e"/>
    </style:style>
    <style:style style:name="P5" style:family="paragraph" style:parent-style-name="Standard">
      <style:text-properties officeooo:rsid="001d4271" officeooo:paragraph-rsid="001d4271"/>
    </style:style>
    <style:style style:name="P6" style:family="paragraph" style:parent-style-name="Standard">
      <style:text-properties officeooo:rsid="00260372" officeooo:paragraph-rsid="00260372"/>
    </style:style>
    <style:style style:name="P7" style:family="paragraph" style:parent-style-name="Standard">
      <style:paragraph-properties style:line-height-at-least="0.198in"/>
      <style:text-properties fo:color="#f6eae4" loext:opacity="100%" style:font-name="Droid Sans Mono" fo:font-size="10.5pt" fo:font-weight="normal" fo:background-color="#0c0b0d"/>
    </style:style>
    <style:style style:name="P8" style:family="paragraph" style:parent-style-name="Standard">
      <style:paragraph-properties fo:margin-top="0in" fo:margin-bottom="0.1965in" style:contextual-spacing="false" style:line-height-at-least="0.198in"/>
      <style:text-properties fo:color="#f6eae4" loext:opacity="100%" style:font-name="Droid Sans Mono" fo:font-size="10.5pt" fo:font-weight="normal" fo:background-color="#0c0b0d"/>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4"/>
    <style:style style:name="T1" style:family="text">
      <style:text-properties officeooo:rsid="0019647e"/>
    </style:style>
    <style:style style:name="T2" style:family="text">
      <style:text-properties officeooo:rsid="001a9de6"/>
    </style:style>
    <style:style style:name="T3" style:family="text">
      <style:text-properties officeooo:rsid="001d4271"/>
    </style:style>
    <style:style style:name="T4" style:family="text">
      <style:text-properties officeooo:rsid="001d9f26"/>
    </style:style>
    <style:style style:name="T5" style:family="text">
      <style:text-properties officeooo:rsid="001da7bf"/>
    </style:style>
    <style:style style:name="T6" style:family="text">
      <style:text-properties officeooo:rsid="00225462"/>
    </style:style>
    <style:style style:name="T7" style:family="text">
      <style:text-properties officeooo:rsid="002395dd"/>
    </style:style>
    <style:style style:name="T8" style:family="text">
      <style:text-properties officeooo:rsid="0024fd31"/>
    </style:style>
    <style:style style:name="T9" style:family="text">
      <style:text-properties fo:color="#f37489"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now 24 days sober from weed as of today. 6 more days until I break my all time record from the past 3 ish years. I thought id never be able to do it. But here I am. Ive thought about relapsing multiple times. The most recent I put together a nearly 300 dollar shopping car considsting of edibles flower and carts from the refinery in michigan. The amount of high quality weed to price ratio is insane. I cant justify illinois weed prices and tax anymore. I did for a while but the realization I was getting scammed pushed me to sober. Even now. I want it. I keep that thought in my head. I could take the trip. Come back and not have to buy for over a month maybe even 2 or 3. unfortuently. I know that I cannot be trusted. I tell myself I can progress in the high state but the truth is I cant. We see this in our sober state. Weed along with alcohol only enhanced my exisiting porn and gaming addictions. My diet is poor and weed and alcohol assisted in masking just how horible it was. Its not better now. Cutting out a majoriy of outside food has helped. Still. Eating at home my diet consist of bassically the following. Frozen pizxza, frozen burgers, sandwiches, chorizo. My parents make some food also. But these arnt consistant like the others above. Those I eat on repeat every day. These are nearly every other dayish. Enfrijoladas, quesadias, milonessa, </text:p>
      <text:p text:style-name="P1"/>
      <text:p text:style-name="P1"/>
      <text:p text:style-name="P1"><text:span text:style-name="T5">Entire </text:span>Frozen <text:span text:style-name="T4">Peperoni</text:span> <text:span text:style-name="T4">P</text:span>izza <text:span text:style-name="T5">except Crust.</text:span></text:p>
      <text:p text:style-name="P2"><text:span text:style-name="T5">2 </text:span>Frozen burgers <text:span text:style-name="T3">with Cheese </text:span>Lettus Tomato Mayo Ketchup <text:span text:style-name="T5">with White Bread.</text:span></text:p>
      <text:p text:style-name="P5">Wh<text:span text:style-name="T7">eat</text:span> Bread Turkey Ham <text:span text:style-name="T1">Lettus Tomato </text:span>Mayo <text:span text:style-name="T8">Cheese</text:span>.</text:p>
      <text:p text:style-name="P1"/>
      <text:p text:style-name="P1">Chorizo <text:span text:style-name="T3">con Frijoes y 5 Corn Tortillas.</text:span></text:p>
      <text:p text:style-name="P1"><text:span text:style-name="T3">5 </text:span>Enfrijoladas.</text:p>
      <text:p text:style-name="P1"/>
      <text:p text:style-name="P3">Pizza By Genoes – <text:span text:style-name="T2">~10 Peperoni Pizza Slices.</text:span></text:p>
      <text:p text:style-name="P1">Portillos – Double Cheese Burger with Bacon Lettus Tomato Mayo Ketchup Large Fries <text:span text:style-name="T6">Chocolate Cake.</text:span></text:p>
      <text:p text:style-name="P3">Subway – Footlong Peperonni Salami Lettus Tomato <text:span text:style-name="T2">Mayo Parmasan Oregono.</text:span></text:p>
      <text:p text:style-name="P1"/>
      <text:p text:style-name="P1">Panda Express – Plate of Double Orange Chicken and Fried Rice.</text:p>
      <text:p text:style-name="P3">Gas Station – <text:span text:style-name="T2">15 Chicken Nuggets with Fries.</text:span></text:p>
      <text:p text:style-name="P3">Rosas Tamales – <text:span text:style-name="T2">6 Green Tamales.</text:span></text:p>
      <text:p text:style-name="P1"/>
      <text:p text:style-name="P1"/>
      <text:p text:style-name="P6">I only drink water. Ive tried Gatorade for my twitching eye problem but that didnt work. So yeah water is the only thing I drink. I tried milk for a bit. Frosted Flakes. Trash. Perhaps its the cereal but it doesn’t appeal to me beacasue it doesn’t fill me up. Maybe for the hour but then Im hungry again. Its just a waste of my time. Also milk just tastes like pure shit. I don’t understadn how people can drink that daily. Water water water. Not cold water. Room temp. I know 8 glasses is the recommended but its diffcult toi reach that some days tbh. I average maybe 5. I don’t really keep track. But 5 sounds about right. </text:p>
      <text:p text:style-name="P1"/>
      <text:p text:style-name="P1"/>
      <text:p text:style-name="P1"/>
      <text:p text:style-name="P1"/>
      <text:p text:style-name="P1"/>
      <text:p text:style-name="P1"/>
      <text:p text:style-name="P1"/>
      <text:p text:style-name="P1"/>
      <text:p text:style-name="P1"/>
      <text:p text:style-name="P1"><text:soft-page-break/></text:p>
      <text:p text:style-name="P1">WHAT MY FAMILY MAKES AND BUYS THAT ILL EAT</text:p>
      <text:p text:style-name="P1">Quesadias</text:p>
      <text:p text:style-name="P1">Milonessa</text:p>
      <text:p text:style-name="P1">Taco Meat</text:p>
      <text:p text:style-name="P1">Chicken</text:p>
      <text:p text:style-name="P1">Bikadas</text:p>
      <text:p text:style-name="P1">Pozole</text:p>
      <text:p text:style-name="P1">Mosatacholli</text:p>
      <text:p text:style-name="P1"/>
      <text:p text:style-name="P1">Popeyes</text:p>
      <text:p text:style-name="P4"><text:span text:style-name="T1">Taqedia Michocan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4:17:09.700070466</meta:creation-date>
    <dc:date>2023-12-12T17:10:13.356415903</dc:date>
    <meta:editing-duration>PT2H52M57S</meta:editing-duration>
    <meta:editing-cycles>14</meta:editing-cycles>
    <meta:generator>LibreOffice/7.5.9.2$Linux_X86_64 LibreOffice_project/50$Build-2</meta:generator>
    <meta:document-statistic meta:table-count="0" meta:image-count="0" meta:object-count="0" meta:page-count="2" meta:paragraph-count="23" meta:word-count="484" meta:character-count="2689" meta:non-whitespace-character-count="2220"/>
  </office:meta>
</office:document-meta>
</file>